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4*"/>
    </style:style>
    <style:style style:name="Table2.C" style:family="table-column">
      <style:table-column-properties style:column-width="5.667cm" style:rel-column-width="2184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 style:list-style-name="L2"/>
    <style:style style:name="P11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1.251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52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79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06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33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60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87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14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1.41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681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KTOON TEAM</text:p>
      <text:p text:style-name="P2"/>
      <text:p text:style-name="P3">ADMINISTRADOR</text:p>
      <text:p text:style-name="Standard"/>
      <text:p text:style-name="Standard"/>
      <text:p text:style-name="P4">USER STORY: Gestionar censuras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>18/12/2006</text:p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Actores involucrados</text:p>
        </text:list-item>
      </text:list>
      <text:p text:style-name="Standard"><text:tab/>- Administrador</text:p>
      <text:p text:style-name="Standard"/>
      <text:list text:style-name="L1" text:continue-numbering="true">
        <text:list-item>
          <text:p text:style-name="P9">Módulos asociados</text:p>
        </text:list-item>
      </text:list>
      <text:p text:style-name="Standard"><text:tab/>- Bans</text:p>
      <text:p text:style-name="Standard"/>
      <text:list text:style-name="L1" text:continue-numbering="true">
        <text:list-item>
          <text:p text:style-name="P9">Descripción</text:p>
        </text:list-item>
      </text:list>
      <text:p text:style-name="Standard"><text:tab/>Permitir añadir y eliminar censuras impuestas a clientes del servidor:</text:p>
      <text:list text:style-name="L2">
        <text:list-item>
          <text:p text:style-name="P10">Añadir requiere asignar un patrón al cual no se le permitirá el accesos a los recursos del servidor.</text:p>
        </text:list-item>
        <text:list-item>
          <text:p text:style-name="P10">Eliminar solo requiere saber que censura se va a eliminar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1"/>
      <text:p text:style-name="P11"/>
      <text:p text:style-name="P11"/>
      <text:p text:style-name="P12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3">David Cuadrado</text:p>
          </table:table-cell>
          <table:table-cell table:style-name="Table1.B2" office:value-type="string">
            <text:p text:style-name="P13">18/12/2006</text:p>
          </table:table-cell>
          <table:table-cell table:style-name="Table1.B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Jorge Cuadrado</meta:initial-creator>
    <meta:creation-date>2007-02-07T12:02:24</meta:creation-date>
    <dc:creator>David Cuadrado</dc:creator>
    <dc:date>2007-02-07T14:12:12</dc:date>
    <dc:language>es-CO</dc:language>
    <meta:editing-cycles>31</meta:editing-cycles>
    <meta:editing-duration>PT1H2M41S</meta:editing-duration>
    <meta:template xlink:type="simple" xlink:actuate="onRequest" xlink:role="template" xlink:href="/../.openoffice.org2/user/template/ktoon_user_story.ott" xlink:title="ktoon_user_story" meta:date="2007-02-07T12:02:23"/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25" meta:word-count="82" meta:character-count="544"/>
  </office:meta>
</office:document-meta>
</file>